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<text:span text:style-name="Strong_20_Emphasis">El ciclo de vida: el patrón universal de la existencia</text:span></text:h>
      <text:h text:style-name="Heading_20_2" text:outline-level="2"><text:span text:style-name="Strong_20_Emphasis">1. Qué es el ciclo de vida</text:span></text:h>
      <text:p text:style-name="Text_20_body">En la naturaleza observamos un patrón que se repite en todos los seres vivientes.<text:line-break/>Un patrón simple, reconocible, constante: <text:span text:style-name="Strong_20_Emphasis">nacer, reproducirse y morir</text:span>.<text:line-break/>A este patrón lo llamamos <text:span text:style-name="Emphasis">ciclo de vida</text:span>.</text:p>
      <text:p text:style-name="Text_20_body">No es un objeto.<text:line-break/>No es una sustancia.<text:line-break/>No es algo que podamos aislar en un laboratorio.<text:line-break/>Es un <text:span text:style-name="Strong_20_Emphasis">patrón de actividad</text:span>, una secuencia de estados que todos los organismos atraviesan.<text:line-break/>Es un comportamiento universal de la vida, tan característico como el ADN o la reproducción.</text:p>
      <text:p text:style-name="Text_20_body">El ciclo de vida es exclusivo de los seres vivos.<text:line-break/>No existe nada parecido en la materia inerte.<text:line-break/>Las rocas no nacen.<text:line-break/>Los ríos no se reproducen.<text:line-break/>Las montañas no mueren.<text:line-break/>Solo los seres vivientes muestran este patrón.</text:p>
      <text:p text:style-name="Text_20_body">Y al mismo tiempo, <text:span text:style-name="Strong_20_Emphasis">todos los seres vivientes</text:span>, sin excepción, lo cumplen.<text:line-break/>No hay organismos sin ciclo de vida.<text:line-break/>No hay vida sin esta secuencia.</text:p>
      <text:p text:style-name="Horizontal_20_Line"/>
      <text:h text:style-name="Heading_20_2" text:outline-level="2"><text:span text:style-name="Strong_20_Emphasis">2. Todos los seres vivientes cumplen con un ciclo de vida</text:span></text:h>
      <text:p text:style-name="Text_20_body">Si observamos un bosque, un arrecife, un charco de agua o un cuerpo humano, veremos individuos en distintas etapas de su ciclo.<text:line-break/>Algunos acaban de aparecer.<text:line-break/>Otros están creciendo.<text:line-break/>Otros se están reproduciendo.<text:line-break/>Otros están llegando al final de su existencia.</text:p>
      <text:p text:style-name="Text_20_body">La diversidad de formas no altera el patrón.<text:line-break/>Una bacteria, un árbol, un insecto, un hongo, un pez, un ser humano: todos cumplen con un ciclo de vida.</text:p>
      <text:p text:style-name="Text_20_body"><text:soft-page-break/>Este patrón no es una interpretación humana.<text:line-break/>Es un hecho observable.<text:line-break/>Es la forma en que la vida se despliega en el tiempo.</text:p>
      <text:p text:style-name="Horizontal_20_Line"/>
      <text:h text:style-name="Heading_20_2" text:outline-level="2"><text:span text:style-name="Strong_20_Emphasis">3. El ciclo de vida como función</text:span></text:h>
      <text:p text:style-name="Text_20_body">Hasta ahora hemos hablado del ADN como una molécula, un objeto físico.<text:line-break/>Y hemos hablado de la reproducción como algo que el ADN hace.<text:line-break/>La reproducción no es un objeto: es una <text:span text:style-name="Strong_20_Emphasis">función</text:span>.<text:line-break/>Una actividad.<text:line-break/>Un proceso.<text:line-break/>Una idea que se manifiesta en la materia, pero que no es materia.</text:p>
      <text:p text:style-name="Text_20_body">El ciclo de vida pertenece a la misma categoría.<text:line-break/>No es un objeto.<text:line-break/>No es una estructura.<text:line-break/>No es una parte del cuerpo.<text:line-break/>Es una <text:span text:style-name="Strong_20_Emphasis">función</text:span> que realiza el ADN.</text:p>
      <text:p text:style-name="Text_20_body">El ADN nace, se reproduce y se degrada.<text:line-break/>Y esta secuencia se refleja en todos los seres vivientes.<text:line-break/>El ciclo de vida es, por lo tanto, una función del ADN.<text:line-break/>Una consecuencia inevitable de su naturaleza física.</text:p>
      <text:p text:style-name="Text_20_body">El ADN es materia.<text:line-break/>La reproducción es una función.<text:line-break/>El ciclo de vida es otra función.<text:line-break/>Ambas son elementos lógicos: conceptos, ideas, actividades que la materia ejecuta.</text:p>
      <text:p text:style-name="Horizontal_20_Line"/>
      <text:h text:style-name="Heading_20_2" text:outline-level="2"><text:span text:style-name="Strong_20_Emphasis">4. Está implícito en la naturaleza del ADN</text:span></text:h>
      <text:p text:style-name="Text_20_body">El ciclo de vida no fue diseñado.<text:line-break/>No fue planificado.<text:line-break/>No fue creado con intención.<text:line-break/>Es una consecuencia natural de las propiedades físicas del ADN.</text:p>
      <text:p text:style-name="Text_20_body">El ADN se reproduce porque su estructura lo permite.<text:line-break/>Sus dos hebras complementarias pueden separarse y servir como molde para formar nuevas hebras.<text:line-break/>Este proceso ocurre de manera natural, sin necesidad de propósito.</text:p>
      <text:p text:style-name="Text_20_body">Pero el ADN también se degrada.<text:line-break/>No es eterno.<text:line-break/><text:soft-page-break/>Está formado por átomos unidos por enlaces químicos que pueden romperse.<text:line-break/>La radiación, la temperatura, el tiempo, los procesos celulares: todo contribuye a su deterioro.</text:p>
      <text:p text:style-name="Text_20_body">Por lo tanto, el ADN tiene:</text:p>
      <text:list xml:id="list2836807241" text:style-name="L2">
        <text:list-item>
          <text:p text:style-name="P4">un momento de creación, </text:p>
        </text:list-item>
        <text:list-item>
          <text:p text:style-name="P4">un momento de reproducción, </text:p>
        </text:list-item>
        <text:list-item>
          <text:p text:style-name="P3">un momento de degradación. </text:p>
        </text:list-item>
      </text:list>
      <text:p text:style-name="Text_20_body">Esta secuencia —creación, reproducción, destrucción— está inscrita en la naturaleza de la molécula.<text:line-break/>No es una decisión.<text:line-break/>No es una estrategia.<text:line-break/>Es una consecuencia física.</text:p>
      <text:p text:style-name="Text_20_body">Y sin embargo, este ciclo tiene efectos profundos sobre el sistema de la vida.</text:p>
      <text:p text:style-name="Horizontal_20_Line"/>
      <text:h text:style-name="Heading_20_2" text:outline-level="2"><text:span text:style-name="Strong_20_Emphasis">5. Impacto del ciclo de vida en el resultado del sistema</text:span></text:h>
      <text:p text:style-name="Text_20_body">La reproducción modifica la información contenida en el ADN.<text:line-break/>Cada copia introduce pequeñas variaciones.<text:line-break/>Estas variaciones son la materia prima del aprendizaje y de la evolución.</text:p>
      <text:p text:style-name="Text_20_body">Pero la reproducción, por sí sola, no basta.<text:line-break/>Si solo existiera reproducción, el sistema se estancaría.<text:line-break/>La reproducción sin límite produciría acumulación, saturación, asfixia.<text:line-break/>No habría espacio para la variación significativa.<text:line-break/>No habría renovación.<text:line-break/>No habría avance.</text:p>
      <text:p text:style-name="Text_20_body">El ciclo de vida introduce los límites necesarios para que el sistema funcione.<text:line-break/>La muerte del individuo no es un acto funcional, pero sí es un límite físico que permite que el proceso continúe en otros individuos.</text:p>
      <text:p text:style-name="Text_20_body">El ciclo de vida impone un <text:span text:style-name="Strong_20_Emphasis">bucle de ejecución</text:span>:</text:p>
      <text:list xml:id="list1000199292" text:style-name="L3">
        <text:list-item>
          <text:p text:style-name="P6">cada individuo nace, </text:p>
        </text:list-item>
        <text:list-item>
          <text:p text:style-name="P6">ejecuta su función, </text:p>
        </text:list-item>
        <text:list-item>
          <text:p text:style-name="P6">transmite su información, </text:p>
        </text:list-item>
        <text:list-item>
          <text:p text:style-name="P5">y desaparece. </text:p>
        </text:list-item>
      </text:list>
      <text:p text:style-name="Text_20_body">Este bucle tiene una dirección única: hacia adelante.<text:line-break/>No retrocede.<text:line-break/>No se detiene.<text:line-break/>No se repite en el mismo individuo.<text:line-break/>Cada ciclo es nuevo, pero todos siguen la misma estructura.</text:p>
      <text:p text:style-name="Text_20_body"><text:soft-page-break/>El ciclo de vida convierte la reproducción en un proceso dinámico.<text:line-break/>Evita el estancamiento.<text:line-break/>Permite el avance.<text:line-break/>Hace posible el aprendizaje acumulado.</text:p>
      <text:p text:style-name="Text_20_body">Sin ciclo de vida, la reproducción sería un mecanismo sin dirección.<text:line-break/>Con ciclo de vida, la reproducción se convierte en un motor.</text:p>
      <text:p text:style-name="Horizontal_20_Line"/>
      <text:h text:style-name="Heading_20_2" text:outline-level="2"><text:span text:style-name="Strong_20_Emphasis">6. El ciclo de vida como estructura universal</text:span></text:h>
      <text:p text:style-name="Text_20_body">El ciclo de vida no es una característica opcional.<text:line-break/>No es un rasgo particular de algunas especies.<text:line-break/>Es una estructura universal de la vida.</text:p>
      <text:p text:style-name="Text_20_body">Todos los seres vivientes:</text:p>
      <text:list xml:id="list1738097042" text:style-name="L4">
        <text:list-item>
          <text:p text:style-name="P8">aparecen, </text:p>
        </text:list-item>
        <text:list-item>
          <text:p text:style-name="P8">se desarrollan, </text:p>
        </text:list-item>
        <text:list-item>
          <text:p text:style-name="P8">se reproducen, </text:p>
        </text:list-item>
        <text:list-item>
          <text:p text:style-name="P7">desaparecen. </text:p>
        </text:list-item>
      </text:list>
      <text:p text:style-name="Text_20_body">La duración del ciclo puede variar enormemente:<text:line-break/>minutos en una bacteria,<text:line-break/>décadas en un árbol,<text:line-break/>siglos en algunos organismos.<text:line-break/>Pero la estructura es la misma.</text:p>
      <text:p text:style-name="Text_20_body">Esta universalidad es una pista importante.<text:line-break/>Sugiere que el ciclo de vida no es un fenómeno superficial, sino un componente esencial del sistema de la vida.</text:p>
      <text:p text:style-name="Horizontal_20_Line"/>
      <text:h text:style-name="Heading_20_2" text:outline-level="2"><text:span text:style-name="Strong_20_Emphasis">7. El ciclo de vida como puente entre individuos</text:span></text:h>
      <text:p text:style-name="Text_20_body">Cada individuo vive un ciclo completo.<text:line-break/>Pero el ciclo no pertenece al individuo: pertenece a la vida.</text:p>
      <text:p text:style-name="Text_20_body">El individuo es temporal.<text:line-break/>El ciclo es permanente.<text:line-break/>El individuo es una ejecución.<text:line-break/>El ciclo es la estructura que se ejecuta.</text:p>
      <text:p text:style-name="Text_20_body">La vida no se conserva en los cuerpos, sino en los ciclos.<text:line-break/>Cada ciclo transmite información a la siguiente generación.<text:line-break/>Cada ciclo es un eslabón en una cadena que no se ha roto desde el origen de la vida.</text:p>
      <text:p text:style-name="Text_20_body"><text:soft-page-break/>El ciclo de vida es el mecanismo que conecta individuos entre sí.<text:line-break/>Es la forma en que la vida se extiende en el tiempo.</text:p>
      <text:p text:style-name="Horizontal_20_Line"/>
      <text:h text:style-name="Heading_20_2" text:outline-level="2"><text:span text:style-name="Strong_20_Emphasis">8. El ciclo de vida como preparación para el modelo lógico</text:span></text:h>
      <text:p text:style-name="Text_20_body">Aunque todavía no lo mostraremos, el ciclo de vida es un elemento clave del modelo lógico que presentaremos más adelante.</text:p>
      <text:p text:style-name="Text_20_body">El ciclo de vida:</text:p>
      <text:list xml:id="list3321918681" text:style-name="L5">
        <text:list-item>
          <text:p text:style-name="P10">define un bucle, </text:p>
        </text:list-item>
        <text:list-item>
          <text:p text:style-name="P10">impone límites, </text:p>
        </text:list-item>
        <text:list-item>
          <text:p text:style-name="P10">crea dirección, </text:p>
        </text:list-item>
        <text:list-item>
          <text:p text:style-name="P10">permite la acumulación de información, </text:p>
        </text:list-item>
        <text:list-item>
          <text:p text:style-name="P10">organiza el flujo del sistema, </text:p>
        </text:list-item>
        <text:list-item>
          <text:p text:style-name="P9">y convierte la reproducción en un proceso dinámico. </text:p>
        </text:list-item>
      </text:list>
      <text:p text:style-name="Text_20_body">Desde el punto de vista lógico, el ciclo de vida es una función que estructura el comportamiento del ADN.<text:line-break/>Es un componente esencial del sistema inteligente que la vida constituye.</text:p>
      <text:p text:style-name="Text_20_body">Pero por ahora, basta con observarlo desde la biología:<text:line-break/>un patrón universal, inevitable, exclusivo de los seres vivos, que organiza la existencia de cada individuo y sostiene la continuidad del proceso vital.</text:p>
      <text:p text:style-name="Horizontal_20_Line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01T13:30:07.295000000</meta:creation-date>
    <dc:date>2026-02-01T13:40:16.177000000</dc:date>
    <meta:editing-duration>PT10M9S</meta:editing-duration>
    <meta:editing-cycles>1</meta:editing-cycles>
    <meta:document-statistic meta:table-count="0" meta:image-count="0" meta:object-count="0" meta:page-count="5" meta:paragraph-count="62" meta:word-count="1115" meta:character-count="6506" meta:non-whitespace-character-count="5453"/>
    <meta:generator>LibreOffice/7.3.5.2$Windows_X86_64 LibreOffice_project/184fe81b8c8c30d8b5082578aee2fed2ea847c01</meta:generator>
  </office:meta>
</office:document-meta>
</file>